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37cm"/>
    </style:style>
    <style:style style:name="co2" style:family="table-column">
      <style:table-column-properties fo:break-before="auto" style:column-width="4.669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d3d3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border-bottom="0.74pt solid #3d3d3d" style:diagonal-bl-tr="none" style:diagonal-tl-br="none" fo:border-left="none" fo:padding="0.071cm" fo:border-right="none" style:rotation-align="none" fo:border-top="none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ity</text:p>
          </table:table-cell>
          <table:table-cell table:style-name="ce1" office:value-type="string" calcext:value-type="string" table:number-columns-spanned="1" table:number-rows-spanned="2">
            <text:p>State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number-columns-repeated="1017"/>
        </table:table-row>
        <table:table-row table:style-name="ro3">
          <table:table-cell table:style-name="ce2" office:value-type="string" calcext:value-type="string">
            <text:p>1 SGM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 ST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.Thirumuruganpoon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.Vellala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aditya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ambaliyasan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antaliy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arambhad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bhayapur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biram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boha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bram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bu Road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chabal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chal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champud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charap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charipal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chhald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chhne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chi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dalaj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damp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da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dikar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dilabad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diramapattin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dityapatn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dityapur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doni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doo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d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duthurai alias Maruthuvak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dya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fzalgar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fzalp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g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ga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gartala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garwal Mand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gastheeswa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g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g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hiwar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hmadnag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hmadnag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hmad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hmad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hmedaba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hmedabad Cantonment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hmedgarh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hrau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iho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ilum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ir Force Are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istal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izawl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jaigar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jhuw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jme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jnal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jr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kalgarh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kaltar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kathiyoo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kbar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kbar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khnoor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kkalkot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kkarampalle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kkayapalle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kle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kod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kodi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kol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kot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agapp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am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am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and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and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and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ang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angana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ang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ang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angu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angu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anthu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ap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appuzh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awalp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dona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i Pur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ibag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i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igar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ipurdu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ipurduar Rly.Jnc.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iraj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lah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lah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lah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la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l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mor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mor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nava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ong</text:p>
          </table:table-cell>
          <table:table-cell table:style-name="ce9" office:value-type="string" calcext:value-type="string">
            <text:p>Arun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ot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uv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wal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w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warkuric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warthirunagi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adalavalas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alapur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alne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anganj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a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arkantak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arpata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arpur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arp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arwa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b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bad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bagarh Chowki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ba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baj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bal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bala Cantt.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bala Sadar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barnath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basamud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bassa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batt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beht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bejoga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bikanagar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bikapur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bikapur Part-X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bivali Tarf Wankhal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b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et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eth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eth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gur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il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ilo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inagar Sara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inagar Urf Bhurbaral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ini</text:p>
          </table:table-cell>
          <table:table-cell table:style-name="ce9" office:value-type="string" calcext:value-type="string">
            <text:p>Lakshadweep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kul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l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labad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la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li</text:p>
          </table:table-cell>
          <table:table-cell table:style-name="ce9" office:value-type="string" calcext:value-type="string">
            <text:p>Dadra &amp; Nagar Havel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loh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mainaickan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mape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mape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mavarikupp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moo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odghat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raudh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ravat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rel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ritsa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ritsar Cantt.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roh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tal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imal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iy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iy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kapalle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kapu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n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nd Nagar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ndapu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ndnag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ndpur Sahib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ntap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nth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antnag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charakandy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dad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di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dipatti Jakkam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dro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dul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eka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gamaly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garpathar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jad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jan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j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jugram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klav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klesv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klesvar I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kol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ks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kurhat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namalai Naga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navas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niger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n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pa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ta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tar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thiy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tu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ugul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up Nag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up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up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upshah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onl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ppakud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quem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ach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akandana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akon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alvaimoz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ambag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ang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an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an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anthang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ari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asiraman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avakuric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avankad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cot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eraj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gar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im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iy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iyappam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iy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kalgud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ki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mapur Estate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nia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o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ookutty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oo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rah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sikere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uman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umbav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umugane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uppukko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v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an <text:s/>Khurd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ansol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arganj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hok Nag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hok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hoknagar Kalyangarh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hrafpur Kichhauchh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ht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ht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ifabad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ik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ind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ola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sandh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ar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asu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el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hagad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han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han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himara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hipatt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hmallik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hn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rau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rauli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tayam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tingal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t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ul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urad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uraiy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urangabad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urang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urangab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urangab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urangabad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urangabad Bang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uras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us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vadatt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va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valpoondu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vanas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vani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vinissery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wagar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wantipora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yak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yg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yodhy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yothiapattin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yy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yyam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yyampe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yyampe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zamgar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zhagiapandi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zhikode North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zhikode South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ziz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zmatgar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. Mall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. Meenakshi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ba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bar Pur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barpur Ajitmal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beru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bhul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bi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biyal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blari Dewanganj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bral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bua Kalan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bugar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chhrao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chhraw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a Malhe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agao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agoa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am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ami Bagh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arpur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arpur Rly Tow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arwas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awad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di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e Bacheli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epalle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gam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hagachh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harghat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hni Kalan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kuh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l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nag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naw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od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od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rinathpuri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dur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gah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galkot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gasar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gbahar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gber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gepall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geshwa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gg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g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gha Puran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ghmara</text:p>
          </table:table-cell>
          <table:table-cell table:style-name="ce9" office:value-type="string" calcext:value-type="string">
            <text:p>Meghalay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ghpa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gl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gnan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gru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hadurganj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hadur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hadurgarh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haram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hbari Gao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he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hirgram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hjo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hraic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hsum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hul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huw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idyabat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ih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ikunthpur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ikunth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il Honga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irabi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iratisal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irgani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jal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j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jpe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jpu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jv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kan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kew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khtiarp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ki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kloh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acha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aghat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agoda (Bolani)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akrishnam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akrishn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angi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apal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aram Pot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aram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aram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asamud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asino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deo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deogar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eshwa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iar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ichak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imel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kundr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lar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lav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li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ly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ly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od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od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oda Bazar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ot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ram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ugaon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lurghat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mbolim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mhan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mo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mo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mun Sualkuch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munar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apu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arhat Tea Garden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arsi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a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a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bas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d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d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darulank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dhgor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di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diku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dipore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dora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g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galore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gaon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garapet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garmau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gawa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gramanjeshwa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gur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ihal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jar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k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kapur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ki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k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kner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k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ku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mankhi Baza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n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satar Khed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sber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sdi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sgao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sh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s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swa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tw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twa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nu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patl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a Bamon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abaz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agao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agao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ahiy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aily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ajamd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amat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amula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an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anag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apali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asat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auli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auni IOC Township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au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bari (AMC Area)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bigh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bil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ddhaman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dol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eilly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eilly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el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ett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garh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ghat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g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h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hal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hani Baz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h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h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i Brahmana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i Sadr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igar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ijhat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ipad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iwal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jo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kakan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khe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kot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me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nal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pathar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pet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peta Road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rack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rackpur Cantonment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sa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sh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ua Sag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ughutu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uihud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ui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wadih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wah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wal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wan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rw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sar</text:p>
          </table:table-cell>
          <table:table-cell table:style-name="ce9" office:value-type="string" calcext:value-type="string">
            <text:p>Arun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sari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savakalyan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savana Bagevad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shohli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sirhat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sk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smath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sn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sni Belim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sod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ssi Pathan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st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sudebpu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sugao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sukinath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tal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thind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tlagund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tote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udhgarh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vl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wal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wana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wani Kher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yan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aw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d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ejoliya Kalan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erwah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gamganj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gam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gowal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gum Pur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gumabad Budha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gun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gusarai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hat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he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hro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hta Haji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la Pratapgar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lagachhi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ldang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ldub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lebathan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lgaum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lgaum Cantonment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liatore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llagunth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llampalle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llary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lonia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lpaha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lsand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ltangad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lthara Ro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l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lvat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metr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naulim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ni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ohar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rasi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r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rmo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stavaripet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sw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thamcheri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tm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ttiah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tul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tul-Baz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w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ypore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bat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bu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chau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dars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da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derwah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doh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d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drachal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drak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dravat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dravat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dresw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galpur (M.Corp)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gatdih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g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gwant Nag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ins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insdeh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lariy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lk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lswa Jahangir Pur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mod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ndar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ndardah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nde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ngar Raghunath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ngri Pratham Khand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njanaga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nkharp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nowa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npu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npuri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nva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rat Heavy Electrical Limited Ranipu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rat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ratpu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rgai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roli Kalan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rtha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ruch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ruch I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ruha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rvel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rwa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tapar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tgaon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ti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tka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tni Baz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tpar Ran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tpa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uras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van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vanisaga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vnag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v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wan Bahadur Nag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wani Mand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wanigarh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wanipatn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ayavad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edaghat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eemavar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eemunipatn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ikangao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ikhi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ikhiwind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ilai Charod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ilai Nagar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ilakhed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ilwa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imarayanagud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imtal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ind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inde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ing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ing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inmal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isian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itarw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iwad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iwand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iwan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ogad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ogao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ogp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ojpur Dharam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ojudih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okarda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okarhed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olar Dabr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ongi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opal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o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ota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owali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owrah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uban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ubaneswa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ucho Mandi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uj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ulath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ule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ul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um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untar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usawal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usaw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huvanagi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ao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ate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cholim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da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das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dhan Nag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dhu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gha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ha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hpuri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jap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jaw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jbehara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jey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jn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jno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j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jur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kane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ka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kihakol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kke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kramganj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anda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a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a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aria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asipar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aspur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as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aspur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aspur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as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au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g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gram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h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ha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imor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lawar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ol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pahar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pu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ram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sand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ls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na Etaw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na Rly Colony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ndk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nik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pra <text:s/>Noapa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ramitrapu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rgaon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rla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rnag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rp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rsingh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r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rwad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sal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sanda Buzurg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sau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shama Katek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sharat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shna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shnupur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shnu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shnu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sokh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ssau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sw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swanath Charial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thoo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bbili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d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del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dh Gay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dhan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dinayakkan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dri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har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is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kaja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kakhat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karo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karo Steel City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llar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l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mbooflat</text:p>
          </table:table-cell>
          <table:table-cell table:style-name="ce9" office:value-type="string" calcext:value-type="string">
            <text:p>Andaman &amp; Nicobar Islands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mdila</text:p>
          </table:table-cell>
          <table:table-cell table:style-name="ce9" office:value-type="string" calcext:value-type="string">
            <text:p>Arun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mmanahall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mmasandr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ngaigao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ngaigaon, Refinery &amp; Petro-chemical Ltd. Township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othapan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othi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pal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rgolai Grant No.11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riav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rsa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ta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wal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rahmakula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rahmana Periya-Agraha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rahmapu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rahmapur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rajarajnaga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dau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dge Budge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dha Theh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dha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dh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dhlad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dhn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dhpu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gganipalle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gras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gud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landshah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ldan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nd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ndu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rari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rhan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rh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ri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rl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xa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uxwah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yadg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yasanaga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yatarayanapur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alangute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alapor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anacona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andolim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arapur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art Road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bu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chand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chaura-Binaganj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ibas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il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k Bankol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k Bansber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k Enayetnag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k Imam A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k Kashi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ka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kapa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kdah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ke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kghat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ki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ki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klas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kradharpur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krat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ksu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kuli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l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l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lakudy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lal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lis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llakere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lthan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mba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mb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moli Gopeshwa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mp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mpawat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mpdan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mphai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mpu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mrail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mrajnaga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asm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ameta-Butari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annag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apu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au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aur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aus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er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i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igarh</text:p>
          </table:table-cell>
          <table:table-cell table:style-name="ce9" office:value-type="string" calcext:value-type="string">
            <text:p>Chandigarh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il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ili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khed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l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lodiy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rakon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r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rapur Bagich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rapur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durbaz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ganassery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glang</text:p>
          </table:table-cell>
          <table:table-cell table:style-name="ce9" office:value-type="string" calcext:value-type="string">
            <text:p>Arun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nagir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napatn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narayapattan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o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npati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par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par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pr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pu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r Brahmanag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r Maijd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rari Sharief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ribati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rk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rkha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rkhi Dadr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rthaval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s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ta Kalika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takond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tr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umuh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upal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urai Khas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avakkad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chakhat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chat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ek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em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konidhar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lad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lor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mmumiahpet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nani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ndamangala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ngalpatt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ng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ngamanad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ngannu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nn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nnasamud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nnimal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ranallu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ranmadev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rapunjee</text:p>
          </table:table-cell>
          <table:table-cell table:style-name="ce9" office:value-type="string" calcext:value-type="string">
            <text:p>Meghalay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rthal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ruthazha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ruvannu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tpet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ttiar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tti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tti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ttithang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evvoo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ab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achhraul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ap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aprabhath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aprau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archh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arra Rafat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at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ata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atar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atatanr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atral I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atrapu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awla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ay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ibramau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indwa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ipabarod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o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ota Chhindwara (Gotegaon)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ota Gobindpur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ota Udaipu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otaputk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oti Sadr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uikhadan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hutmal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calim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chl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chol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damba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k Ballap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khaldar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khl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khl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kiti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kmagal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knayakanhall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kod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krand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lakaluripet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lkana Sulta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lla Saroda Bangar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loda(Naroda)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mbel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nchan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nchinim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nchol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nna Anuppana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nnachowk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nnakkam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nnala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nnaman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nnam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nnasale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nnasekkad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nnavedam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ntalavalas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ntaman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plu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rakkal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ral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raw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rgao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ri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rkund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rmiri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tap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tbara Gao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tgopp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thode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tlap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tradurg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trakoot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trakoot Dham (Karwi)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ttaranjan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ttaur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ttoo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ittur-Thathamangala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ockli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ohal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ol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omu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oornikkar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op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opd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orva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oto Haibor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oubepur Kal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oudwa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outuppal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owwar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uari Khas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umukedima</text:p>
          </table:table-cell>
          <table:table-cell table:style-name="ce9" office:value-type="string" calcext:value-type="string">
            <text:p>Nagal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un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unchupalle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urhat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ur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urk Ghurm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huru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lement Town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oimbatore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olgong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olonel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olvale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onta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oonoo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ooper's Camp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ourt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ddalore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ddapah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ncolim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rchorem Cacora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rti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ttack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bho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bo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b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dhapatn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d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fahat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gshai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hanu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hegam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inhat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itari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ko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kshin Baguan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kshin Jhapardah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kshin Rajyadhar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lavai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lhousie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lhousie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lkhol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lli-Rajhar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llo Pura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lmau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lsinghsarai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ltonganj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lurband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man</text:p>
          </table:table-cell>
          <table:table-cell table:style-name="ce9" office:value-type="string" calcext:value-type="string">
            <text:p>Daman &amp; Diu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manjodi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mnag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mo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mu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ndel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nguwapas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nka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ntewad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poli Camp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porijo</text:p>
          </table:table-cell>
          <table:table-cell table:style-name="ce9" office:value-type="string" calcext:value-type="string">
            <text:p>Arun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rap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rbhang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rgajogihall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r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rib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riy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rjiling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rlawn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roh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rwh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ryapur Banos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sarahall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s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snap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su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ta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ti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ttapur Dhaman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udnaga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ulatp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ulatpur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un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ural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us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vanagere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vlamet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vorlim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yal Pur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ayalbag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bagarh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bi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eg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es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gl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hradun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hradun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hri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hu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hu Ro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lhi Cantt.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lhi Municipal Corporation (U)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nkaniko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oban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oda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oghar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olal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olali Pravar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ol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oli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ol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omali</text:p>
          </table:table-cell>
          <table:table-cell table:style-name="ce9" office:value-type="string" calcext:value-type="string">
            <text:p>Arun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orani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ori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or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or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ori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orikalan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pal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ra Baba Nanak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ra Bassi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ra Gopipur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racolliery Township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rgao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saiganj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shnoke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s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ulgaon Raj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ul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v Prayag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vadana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vadurg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vako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vananguric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vanhall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varakond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varshola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vendranag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vgadbari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v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vha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vs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w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was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ewhad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k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kur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lavoi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l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liy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luwal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managa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mdh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mnod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m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mtari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n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nauh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naul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nau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nau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nbad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ndadih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nder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ndhuk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ner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npur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nwar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nyakur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amjaigarh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amkot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ampu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ampur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an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apadaved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apur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as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chul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chula Dehat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iawad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iwal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mab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mado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managar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ma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mapu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mavar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msala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oti Khur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uher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r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tau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trigram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ulpu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unsar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ura Tand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aureh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ekiajul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emaj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enkanal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ilwan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ing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ol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olk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oraj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rangadhr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rol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ubr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uily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ul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ulian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upgur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uri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husaripa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amond Harbo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ba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biya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brugarh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dihat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dwan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gapahandi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gbo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gboi Oil Tow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gdoh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ghawan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ghwar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gnal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gras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gvijaygram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ke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ldarnagar Fatehpur Baz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mapur</text:p>
          </table:table-cell>
          <table:table-cell table:style-name="ce9" office:value-type="string" calcext:value-type="string">
            <text:p>Nagal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marugur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na Naga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napur Cantt.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napur Nizamat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ndigu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ndor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neshpu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nhat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phu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pk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rb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u</text:p>
          </table:table-cell>
          <table:table-cell table:style-name="ce9" office:value-type="string" calcext:value-type="string">
            <text:p>Daman &amp; Diu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bok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d Ballap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da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gadd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gha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ha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hrigha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iwal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kmok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l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mj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mmara Nandyal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ndaicha-Warwad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ngar Parasi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ngargaon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ngragarh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nimalai Township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nkamokam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om Doom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st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wleswar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braj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dhan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dh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gd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lhi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liajan No.1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liajan Oil Tow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mar Kachh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markund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mdum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mk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mr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mraon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ndaher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ngamal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ngar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ngarpu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ngr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rg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rga Nagar Part-V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rga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rg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rllabhganj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ru-Verinag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s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warahat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wark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yan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daganasal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daikod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dakalinad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dappa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dathal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ddumailar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garkunr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g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kambara kupp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kdil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klahar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ksa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la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layavoo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layirampann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llenabad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loo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lumal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luru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nglish Baz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r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randol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ranholi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ranie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rattupett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ric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riod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rode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rumai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ruva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ta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tawa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thap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tmad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ttay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ttimad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zhudes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iz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iz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iz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iz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lakat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ra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rakhpur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ridabad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ridkot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ridnag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rid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rid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rih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rooqnaga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rrakka Barrage Township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rrukhabad-cum-Fatehgar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rrukhnagar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tehabad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teh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tehganj Pashchim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tehganj Purv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tehgar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tehgarh Churian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tehnag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tehpu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teh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teh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tehpur Chauras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tehpur Sik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tella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twah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azilk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eroke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erozepur Jhirk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ertilzer Corporation of IndiaTownship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iozp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iroz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irozpur Cantt.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orbesganj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reelandgunj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rezarpur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RI and College Are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. Udayagiri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.C.F Jabal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bber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dag-Betiger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darpu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darwa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dchirol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ddi annar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dhad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dhinglaj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dhr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dwal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gret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iratganj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irkat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japathinagar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jendragarh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jraul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jsinghpu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julareg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juwak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kulnagar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liakot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apathi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aur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dai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derbal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dev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dhi Nagar(Katpadi Ext.)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dhidham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dhigram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dhinag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dhinag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esh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gagha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gaikondan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gakhe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ganag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g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gapu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ga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gapur City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garam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gavall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gawat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go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gotri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gtok</text:p>
          </table:table-cell>
          <table:table-cell table:style-name="ce9" office:value-type="string" calcext:value-type="string">
            <text:p>Sikki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guvar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j Dundawa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j Murad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njam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racharma</text:p>
          </table:table-cell>
          <table:table-cell table:style-name="ce9" office:value-type="string" calcext:value-type="string">
            <text:p>Andaman &amp; Nicobar Islands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ralgachh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rauth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rdhiwal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rhakot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rhi Pukht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rhi-Malha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rhmukteshw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rhshanke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rhw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riadh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rot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rshyamnag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rul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ura Barha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urell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uri Baz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uribidan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uripur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us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w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y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yes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eedam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eora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agg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ana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anso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antapad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araund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arghod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aroli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aronda Neemka Bangar alias Patpar Ganj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atal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atam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atanj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atkese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atlodiy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atshil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azi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azi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eora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ira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itorni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o Manhasan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oga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ogh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oghardih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orabandh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orawal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orsal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os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osia Baz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oti Budruk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ughu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ugus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ulewad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umarwin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huwa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idderbah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id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ingee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iridih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a Velha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aljan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alpar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asafat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bardang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bichetti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bindgarh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bindpur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branawapar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cha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dd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dhar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dhr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dol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gaon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ga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gri Jamalp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had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han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han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hpur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kak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kak Falls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kal Pur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khivar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kul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la Baz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la Gokarannat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laghat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lokganj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moh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nd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ndal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ndiy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nian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nikoppa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oty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palasamud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palganj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pal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palpu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pamau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pi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pinath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ra Baz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rah Salathian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rakh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ray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redi Chanch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re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rm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sain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sain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ssaigao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t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th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ttikere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undam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vardh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vind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ovindgar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reater Mumba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SFC Complex I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bb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d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d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d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dari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diband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divad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divad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diyath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d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hag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irim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labpu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laoth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laria Bhinda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lariy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lbarg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ledgudd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lmarg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m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mi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ml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mmidipoon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n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ndlupet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nna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ntakal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nt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nupu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rdasp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rgaon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rgaon Rural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r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riahat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rmatka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rsahai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rsara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ru Har Sahai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ruvayoo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ska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uwahat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walio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yalshing</text:p>
          </table:table-cell>
          <table:table-cell table:style-name="ce9" office:value-type="string" calcext:value-type="string">
            <text:p>Sikki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ya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bibp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b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d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fiz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flong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idergar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ilakand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ileymand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jan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jip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jip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jira I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lda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ld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ldibar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ldwani-cum-Kathgodam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lisah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liya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lol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ludban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lva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mirpur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mir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mre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ndi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ndiay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ndwara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nga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ns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numan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numan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numantham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o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rd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rdo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rdua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rdwa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rgao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rharia Chak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rian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riha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rihar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rij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ri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rish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rpal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rpanahall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rra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rraiy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rsud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r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rvey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sa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say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ssan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ssanpur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stina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stsal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t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tgachh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thin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thras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tibandh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tkachor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tod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tpipaly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tsiml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tt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tt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tti Gold Mines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ver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zaribag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ebbagod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ebbalu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eggadadevanakote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erbertpu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eriok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erohall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esl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ghways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jul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ls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matnag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ndalg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ndaun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ndori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ndup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ndustan Paper Corporation Ltd. Township Area Panchgram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ndusthan Cables Town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nganghat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ngol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njilicut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rakud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ranagar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ra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reker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riy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sar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su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nahthial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odal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oja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olalkere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olenarsip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omnabad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onava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onnal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oovina Hadagall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osabettu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osanagar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osdurg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oshangabad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oshiarp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oskote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ospet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os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owl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owraghat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ubbathala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ubli-Dharwad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ugli-Chinsurah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uker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ulig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unasamaranahall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ungund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uns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upar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ussainabad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ussainp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yder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yderabad M.Corp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brahim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chalkaranj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chchapur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chchhapo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chhapur Defence <text:s/>Estate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chhaw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d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dika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dukki Township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gatpur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glas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kau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kleh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lampill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lanj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lka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ltifatganj Baz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luppaiyuran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lupp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mphal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nam Kar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nd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ndergar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nd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ndian Telephone Industry, Mankapur (Sp. Village)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ndore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ndra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ndranagar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ndr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njamb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ringapro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rinjalakud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riveri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rug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sagar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slamnag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slam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slamp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snap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sr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tanagar</text:p>
          </table:table-cell>
          <table:table-cell table:style-name="ce9" office:value-type="string" calcext:value-type="string">
            <text:p>Arun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tars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taunj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bal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balpur Cantt.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dugor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far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far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ffrabad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ffrabad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fraba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gadananda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gadhr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gadish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gal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gathala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gatsinghapu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gdalpur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gdishp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ggayyapet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giroad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gne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graon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gtaj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gtial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han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hangir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hangir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hazpu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inaga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ipu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irampur</text:p>
          </table:table-cell>
          <table:table-cell table:style-name="ce9" office:value-type="string" calcext:value-type="string">
            <text:p>Arun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is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isalme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isinghnag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itaran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itha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ithar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itu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itwa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japu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khal Mand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a Kendu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akand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al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al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alabad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al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a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alpore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al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andha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andhar Cantt.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au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d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es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eswa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gaon (Jamod)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ladiampet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laram Kamanp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n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o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lpaigur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m Jodhpu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madob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ma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malp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mb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mbus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mha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mkhand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mkhe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mmalamadugu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mmu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mmu Cantonment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mnag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mshedpur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mshil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mtar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mui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mul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mur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nakpur Road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ndial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ndial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ngaon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ngi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ngi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nsat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o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ridih Bazar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rjapupet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rwal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sdan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shpur nagar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sidih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spu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sra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swantnag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ta Chhap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tani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ta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ta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u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wad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waharnagar (Gujarat Refinery)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wai</text:p>
          </table:table-cell>
          <table:table-cell table:style-name="ce9" office:value-type="string" calcext:value-type="string">
            <text:p>Meghalay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walamukhi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w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wh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yankond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ygaon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ynagar Mazil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aysing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ehanabad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ejur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emar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emari <text:s/>(J.K. Nagar Township)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en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eron Khals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et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etpur Navagadh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evarg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ew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eypu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abrer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abu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agrakhand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ajh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ajjar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alaw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ald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alrapatan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alu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anjharp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ans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ans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ansi Rly. Settlemen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argram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ari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aria Khas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aroda Majra Burari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arsugud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injhak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injha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inkpan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orhat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umpur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umri Tilaiy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undpu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unjhunun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us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husi Koh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iaganj Azimganj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ind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int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ira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ira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iribam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iwan Pur alias Johri Pur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iya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bat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bne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d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dhpu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dhpu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g Falls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gbani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gendranagar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gindarnagar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larpet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na Pur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nai Bazar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rapokhar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rethang</text:p>
          </table:table-cell>
          <table:table-cell table:style-name="ce9" office:value-type="string" calcext:value-type="string">
            <text:p>Sikki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rhat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shimath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shipur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t Kamal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u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urian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oy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ubbal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ugial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ugsala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ulan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unagadh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unagarh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unn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utogh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Jyoti Khuri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bn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bra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chhauna Patsen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chhl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chhw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chnal Gosain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chu Puk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dachir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damakkudy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damb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da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dau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day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dayam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dayana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d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di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diri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diru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dodar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dungalloo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d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gal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ghaznaga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ilaras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ilasahar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ilash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iludih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im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ira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ithal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ithoon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jo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karhat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kching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kching Khunou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kdih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kgai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kinad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ko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ko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kral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adungi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akkad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amassery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amb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ambe Turf Than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amb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ameshw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amnur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an Wal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ana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anaur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a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appanaicken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a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ava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av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ayat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ghatg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i Chhap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iaganj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ikapur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impong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inag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inj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iyakkavil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k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ladaikuric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lakkuric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lak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liasseri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lukutt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l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n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ol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ol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ol I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ol I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pett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p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ugumal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undr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yan-Dombival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yandurg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lyan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makshyanaga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malapuram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mal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malpur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man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mareddy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marhat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mayagoundan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mbaina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mb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mpil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mpl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mpte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mpte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mpur Tow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mut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ad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adukathan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ai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akapur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akkam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akpur Part-I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apak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chanpur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chee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chrapa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dan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dar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dh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dhl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d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dl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dr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dr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dr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duk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dw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gayam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ge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geyana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gra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grali (BK)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grali (KH)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han (Pipri)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hangad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hirode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in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iy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jhawala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jikkuzhi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jikoi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kavl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ke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ker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kur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n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nadend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nadiparamb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namang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nam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nankuric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napura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nau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niva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niva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niyakuma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nod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nu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n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nur Cantonment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od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o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sepur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tabamsugud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tabanji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taphod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t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t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ti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tilo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tl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uru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nyanag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padvanj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pas Hera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pasan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ppiya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pr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prain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ptan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purthal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achiy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aikal</text:p>
          </table:table-cell>
          <table:table-cell table:style-name="ce9" office:value-type="string" calcext:value-type="string">
            <text:p>Pondicherry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aikk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amad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amb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ambakk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amsa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anj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anje Turf Satar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anji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anpu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a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aul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awal Nagar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dhan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el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e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gil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hal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iamang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ia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imganj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imnaga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im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ival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jan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jat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ka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mal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n Prayag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nal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nawad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nawal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oran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ra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tarp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ugampatt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umandi Chelli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umatham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ung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unguz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upp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uvanthuruthy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wa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sara Budruk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saragod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sauli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sb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sb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s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shinagar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shipu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shirampu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sim Baz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sipalayam (E)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sipalayam (G)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srawad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a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aiy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ang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ang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ariy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ghar Lal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ghor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he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hua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hujuganapall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iha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k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ol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pa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p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ra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ra Medni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ras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tiv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tumannarkoi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tupu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tw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ugachh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uria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vali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varatti</text:p>
          </table:table-cell>
          <table:table-cell table:style-name="ce9" office:value-type="string" calcext:value-type="string">
            <text:p>Lakshadweep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verip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veripattin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visuryanaga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wardh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yalpattin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yamkula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yathar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darnath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dl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elaka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eramang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eran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eran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eri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ezhapav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kr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la Kher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lamang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lhauri(chachai)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mbainaicken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m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nd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ndra Khottamd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ndrapar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ndu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nduadih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ndujha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nger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raka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r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sab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sho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shoraipatan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sing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srisinghpu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t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evadiy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chrod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dd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dkal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g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gari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gaul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grabar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il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i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ir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ir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iragarh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irthal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joori Khas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juraho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l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liapali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likote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lil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lo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manon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mari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mbhali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mbhat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m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mhri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mm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n Sahib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nap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nauri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nd(Bansagar)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ndapad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ndel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nd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ndw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niyadhan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nn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nto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p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aghod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ag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agp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agpur Rly. Settlement 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a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dah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el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ga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gone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gu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ia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iar Road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ijapiko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imala Khagrabar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iy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khar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khod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khod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od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sara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sawan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si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rupati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tau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tauli Rural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tegao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tigud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tim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whai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awzawl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e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e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ed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edbrahm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ekad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elar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em Karan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era Khurd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eragar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eralu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erd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e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erl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erliganj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erwara Chhaon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eta Sara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eti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etr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ilchi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irkiy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odaram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ongapani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ongman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on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onsa</text:p>
          </table:table-cell>
          <table:table-cell table:style-name="ce9" office:value-type="string" calcext:value-type="string">
            <text:p>Arun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opol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ordh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our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owai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rew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uda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ujne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uldab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unt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ura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urj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usrup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hut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chh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lampa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lku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lkunda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lliy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lll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lpenna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lve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nathukadav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nwat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randul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ranipu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rao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rari Suleman Nagar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rat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riburu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rke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rtinaga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shanganj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shan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shan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shangarh Renwal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shn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shtwar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shu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tha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ath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ch Bih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chi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chind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chpar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daikan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dal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dal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darm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davas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digenahall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din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diya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dol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dum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dungallu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eri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hima</text:p>
          </table:table-cell>
          <table:table-cell table:style-name="ce9" office:value-type="string" calcext:value-type="string">
            <text:p>Nagal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ilwa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kkothamangala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krajhar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lach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laghat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lapp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la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laras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lasib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lathu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la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lazhy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lh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lkat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lla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llankod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llankoi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llega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lvi Mandi Rajendra pu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malapura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maraling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mb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nanakunte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nardih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nark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navatt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nc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ndagaon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ndalam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ndli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ndumal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ngan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nnag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nn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oraikund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othappa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othuparamb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pa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par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phar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pp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ppa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ra Jahan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radache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rao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raput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ratagere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ratl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ratty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rb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roch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rw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samb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si Kal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 Fatt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 Kapur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agi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dwar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ekar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hagude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hamangala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havalas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h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hina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hn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khai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m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pad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putl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taiy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takupp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ta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taya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tayam-Malaba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tiv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t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turu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tuvally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tw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uthana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vil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vurpalle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vv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zhikode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rishnagi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rishnanag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rishna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rishnarajanaga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rishnarajapur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rishnarajasagar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rishnarajpet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rishnaray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rishnasamud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shidir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shirpa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chaman City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chan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che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d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dal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dch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dlig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dlu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dremukh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h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ju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katpalle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kernag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ksh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l Pah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lasekar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lgam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lihand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lithal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llu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lt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mar Kaibarta Gao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mara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mar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marghat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mbakon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mbhkot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mbhraj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mbi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mhari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mhe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mt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nd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ndalwad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ndapur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ndark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ndgo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ndra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niga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niyamu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njaban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nnamkula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nna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nusta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nwargao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nzer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pp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pwara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rali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rao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ra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rduvad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reekkad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rgunt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ric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rinjipa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rnool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rpani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rsat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rsat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rseong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rthi Jafar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rud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rudam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rumb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rumbapet</text:p>
          </table:table-cell>
          <table:table-cell table:style-name="ce9" office:value-type="string" calcext:value-type="string">
            <text:p>Pondicherry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rundv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rwa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sgaon Budruk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shal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shalnaga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shinag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shtag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sma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sta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th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tiya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uzhithu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wakta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yathampalle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ymore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.B. Naga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bbaikudikad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chhman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dnu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drawan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dw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h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har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kark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khenpur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kher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khim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khipur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khipur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khisarai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kh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khnado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kkam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ksa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kshmeshwa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l Gopalganj Nindau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l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lganj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l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lg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lit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lkuan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lpet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lsot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mai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mbh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mjaotongba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mshang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ndaur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ndou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nj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nk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nsdowne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pang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sal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tehar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ter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th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ttikat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t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und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uthah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awar NP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edwa Mahu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eh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ehragag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engpui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ibas Pur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idhorakhas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ido Tikok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ido Tow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ilong (Imphal West)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ilong (Thoubal)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imbd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iml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ingiyadih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ingsug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layang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odhian Khas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odhikhed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oh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ohaghat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ohard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ohardag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oharu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oht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on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onaval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ond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ongowal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on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ormi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osal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oyabad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ucknow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ucknow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udhian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umding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umding Rly Colony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unawad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unglei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chal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cherl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chhiwar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chhlishah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chilipatn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amb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anapalle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an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anrting</text:p>
          </table:table-cell>
          <table:table-cell table:style-name="ce9" office:value-type="string" calcext:value-type="string">
            <text:p>Meghalay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ar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athuku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ava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d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havnag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hepur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ho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hogar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hubani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hugir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hupur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husudan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hyamgram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iker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ipp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ukka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ukk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u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urantha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duravoy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gad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gam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gh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abaleshw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ab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adevapur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adul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alingp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am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arajganj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araj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asamund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bubnaga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e</text:p>
          </table:table-cell>
          <table:table-cell table:style-name="ce9" office:value-type="string" calcext:value-type="string">
            <text:p>Pondicherry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emdava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endragarh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esa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eshtal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eshw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iar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id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ilp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i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mud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nar Baza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ob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o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o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raj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raj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raj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ron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u Kalan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ua Dabra Haripur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ua Kheraganj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udh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ur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uv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uv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hw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ibong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ih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ilan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inagur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indarg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inpu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irang</text:p>
          </table:table-cell>
          <table:table-cell table:style-name="ce9" office:value-type="string" calcext:value-type="string">
            <text:p>Meghalay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irw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ithon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jgao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jhara Pipar Ehatma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jhauli Ra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jhol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jith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karb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kardah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khdump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khu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kran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kroni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ks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ktampu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kum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kundapu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aj Khand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appura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avall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e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erkotl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hargar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ih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kajgiri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kangiri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k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k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k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ker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lamooppam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lankinar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la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lasamud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law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oud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out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pu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pu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wa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mall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mit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ms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achana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ad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al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ali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almed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alurpet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amadu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ap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appa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as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avad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avalakuric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aw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ch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cherial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daikad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dal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damarri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dap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dapet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darban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dav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daw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daw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daw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di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di Dabwal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dideep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dl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dleshw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dsa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dv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dy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egao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endragarh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e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gad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galagiri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g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galampet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galdo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galore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galvedh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gan</text:p>
          </table:table-cell>
          <table:table-cell table:style-name="ce9" office:value-type="string" calcext:value-type="string">
            <text:p>Sikki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gawa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glau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glaya Sadak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go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grol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grol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grulpi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ihari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ik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ik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ikpur Sarha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imuthar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iy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jeri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jeshwa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jha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jle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kachar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ka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m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narg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ohar Than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o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s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s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s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sinha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t Khas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ug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v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wath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ppilaiuran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pusa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adu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aimalainaga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akkan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amangalathu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andahall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athakkar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eh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gao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gherit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haur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iahu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ian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igao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kap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kayanko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m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uadih Rly. Settlemen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ud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ung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war Junction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saurhi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slanda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swas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taund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thabhang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thera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thigi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thu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thu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ttan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ttannu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u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u Aim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udah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uganj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unath Bhanj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urani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uraw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velikkar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vilayi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voo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wa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wlai</text:p>
          </table:table-cell>
          <table:table-cell table:style-name="ce9" office:value-type="string" calcext:value-type="string">
            <text:p>Meghalay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yang Imphal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yiladuthu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che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dak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dini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enamb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erpet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eru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eru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ghahatuburu Forest village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ghnag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ghraj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hara Gao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hatpur Basdehra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hdawal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hgao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hk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hmand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hnag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kliganj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lachev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lachokkanath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laga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lamad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lamaiy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lathiruppanthurut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latt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lpattamp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lvisha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mar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mnag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ndu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r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rta City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ru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thal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ttu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ttu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tt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hasl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hasw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how Cantt.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howgao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ihijam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ihon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ilak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inicoy</text:p>
          </table:table-cell>
          <table:table-cell table:style-name="ce9" office:value-type="string" calcext:value-type="string">
            <text:p>Lakshadweep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inj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ira-Bhayand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ira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irganj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ir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irik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irpur Turk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iryalgud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irzapur-cum-Vindhyachal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isrikh-cum-Neems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ithapu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ithe Pur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dak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dakuric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das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dinag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g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gra Badshah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gravad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hammad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hammad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hammad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h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ha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hanpur Mohammadpu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han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hgao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hiuddinaga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hiuddi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hp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hpada Alias Wasamb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irang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kameh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kokchung</text:p>
          </table:table-cell>
          <table:table-cell table:style-name="ce9" office:value-type="string" calcext:value-type="string">
            <text:p>Nagal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lakalmuru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lar Band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n</text:p>
          </table:table-cell>
          <table:table-cell table:style-name="ce9" office:value-type="string" calcext:value-type="string">
            <text:p>Nagal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nohar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olakarai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onak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ovarasampe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pperi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rad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ragudi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ran Tow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ranhat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rar Cantt.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reh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ren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rind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rmugao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rsh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rv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ter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t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tihari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tip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unt Abu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w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ow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rigal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barak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dalg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dbidr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ddebiha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dga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dho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digere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dkhe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dukula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dushedde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ghalsara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ghalsarai Rly. Settlemen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gm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hamm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hammad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kand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kasipidariy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kerian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khe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khigud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kkud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krampur Khem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ktsa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l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lagumud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lan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lavukad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lbaga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lgund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lk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llanpur Dakh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llanpur- Garibdas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lta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l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ndarg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ndera Baz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nderi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ndgod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nd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ndi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ndka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ndr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ndw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ngaol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ngeli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nge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ni Ki Reti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nirabad Project Are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nn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radnag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ragachh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rb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rgathaul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rgu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r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rliganj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rs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rshidabad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rtij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ru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rugan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rum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rwara (Katni)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saban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safirkha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si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ssoori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stafabad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stafabad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thupet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ttayy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vattupuzh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zaffarnag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zaffarp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zhappilangad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yla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ysore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. Vanlaiphai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.Kawnpui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badwip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bagram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bagram Colony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barangapu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bgram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bh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binaga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chan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chhratpur Katabar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dathar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daun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dba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dia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digao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duvatt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ai Chaudhry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amangal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ao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apattin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ardeol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ari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arkurnool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au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avaku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d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ercoi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i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l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od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ojanahall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othan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ram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r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ri Kalan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grota Bagwan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han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harkatiy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harlagun</text:p>
          </table:table-cell>
          <table:table-cell table:style-name="ce9" office:value-type="string" calcext:value-type="string">
            <text:p>Arun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i Baz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i Garh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ihat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ila Janjgir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ina Devi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inana Ja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inital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inital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in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inw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jib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kod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koda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k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la Sopar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lagarh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lbar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LCO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ldurg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lgond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lkhed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llam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magiripe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makk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mbiy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mbol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mchi</text:p>
          </table:table-cell>
          <table:table-cell table:style-name="ce9" office:value-type="string" calcext:value-type="string">
            <text:p>Sikki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ml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mna Kalan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mrup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msai</text:p>
          </table:table-cell>
          <table:table-cell table:style-name="ce9" office:value-type="string" calcext:value-type="string">
            <text:p>Arun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akvad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aut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d Prayag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damb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ded-Waghal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dej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desar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desari I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dgao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d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divaram-Guduvanche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dur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durb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dyal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gal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gal Dewat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gal Thakran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gavall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gava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gloi Jat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gune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jangud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jiko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ni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npa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oriya Pakhanglakpa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aingarh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ain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anammal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an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asaraopet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asimhanaicken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asimharajapur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asing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asing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ath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au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au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avarikupp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ayanavan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ayangar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ayanpet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ega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endra Naga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gund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kanda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katiaganj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khe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naul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naund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sap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simha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singarh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singhgar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singi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sipatn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wan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rw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shik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sirabad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siyan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sp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s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srullaganj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th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thampann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thdwa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tib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trampall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ttape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ttarasanko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ubaisa Gao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udhi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ugachhi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ugawan Sada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upal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utanw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vagamGhe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valgund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valpatt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velim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vghar-Manik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vi Mumba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vi Mumbai (Panvel, Raigarh)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vsar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w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wab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wab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wab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wab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wad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wal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wanshah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w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ya Baradwar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yabazar</text:p>
          </table:table-cell>
          <table:table-cell table:style-name="ce9" office:value-type="string" calcext:value-type="string">
            <text:p>Sikki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yagarh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zerath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zir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badhai Duttapuk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dumangad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edamang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elagi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elanka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em-Ka-Than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emuc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hon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hta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ikkara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iyy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llikupp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llimari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lliy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llore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lmangal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mil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nmenikkar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panag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ral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ripperich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rkun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rkupp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runjipe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uton Chikhli Kala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w Barrack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w Bongaigaon Rly. Colony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w Delhi Municipal Council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w Mahe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wa Tala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ykkarap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yvel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yyattinkar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b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chlaul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dadavole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dhauli Kal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lagiri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lakko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lang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ldoh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lokher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mapad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mbahe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mbhore Budruk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ngthoukhong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pan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rmal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rmali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rs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wa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war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wa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zamabad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zam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oamund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oh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oid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okh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okh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okpul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ongmynsong</text:p>
          </table:table-cell>
          <table:table-cell table:style-name="ce9" office:value-type="string" calcext:value-type="string">
            <text:p>Meghalay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ongpoh</text:p>
          </table:table-cell>
          <table:table-cell table:style-name="ce9" office:value-type="string" calcext:value-type="string">
            <text:p>Meghalay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ongstoin</text:p>
          </table:table-cell>
          <table:table-cell table:style-name="ce9" office:value-type="string" calcext:value-type="string">
            <text:p>Meghalay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ongthymmai</text:p>
          </table:table-cell>
          <table:table-cell table:style-name="ce9" office:value-type="string" calcext:value-type="string">
            <text:p>Meghalay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oor Mahal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oor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orth Barrack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orth Dumdum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orth Guwahat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orth Lakhimpur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orthern Rly. Colony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owgao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owrozabad(Khodargama)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owshehra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uapatn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uh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umaligarh Refinery Township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urpur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uzvid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yoria Husai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yotin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' Valley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.F.Khamari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bedullaganj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b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CL Industrialship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dai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daiyaku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ddanchat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de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duga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el Dhakw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ggiyamduraip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inam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kha port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kni NO.I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lagad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lavann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ld Maldah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m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merkhan dair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mkareshw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ndal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ngole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rachh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ra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r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rathanadu (Mukthambalpuram)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rdinance Factory Itars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rdnance Factory Muradnag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rl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smanab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smania University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thakad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thakalmandap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ttappala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ttappa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z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zhukarai</text:p>
          </table:table-cell>
          <table:table-cell table:style-name="ce9" office:value-type="string" calcext:value-type="string">
            <text:p>Pondicherry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. J. Chol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.Mettu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.N.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ch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chmarhi Cantt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chor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chore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chperw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code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dagh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daiveed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dampu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ddhar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diana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dirikupp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dmanabh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dmapu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dr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drau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duvilayi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halgam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harp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hasu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inte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iragachh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itha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kaur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 Choura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acole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aganangudy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ai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akkad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akkod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akurthi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amed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ampur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an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ani Chetti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anpu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asa @ Kasibugg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asbar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ashban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av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avansath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aw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ayad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d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e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ej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e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gh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ia Kal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issery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ita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lad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la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la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la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la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la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la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lava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likaran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likkunnu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likonda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li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lipalayam Agraha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lipatt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uvai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wal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lwanch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mm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mpore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m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ag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ag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aimarathu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aji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ap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a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bol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chet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chgan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chkula Urban Estate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chl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chpa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damang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dariy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davapur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dhan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dharkaod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dhar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dhar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dhurn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du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gachhiya (B)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hal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ia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ihat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ipat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ipat Taraf Ansar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ipat Taraf Rajputan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ipt Taraf Makhdum Zadgan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n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naikad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nai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niyannu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oo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posh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ru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semal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theeramkavu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uhat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nvel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onta Sahib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pampet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panas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ppankuric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ppara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ppara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ppinisseri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ppireddi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 Beliy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adip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amak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amat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and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angipe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ashkol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as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as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atdih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av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avoo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avu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bats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bbati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bhan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cem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d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ichh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ikshitgar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lakhemundi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l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ner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ol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ole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sade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tapu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t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vat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vathipur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rwanoo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sa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schim <text:s/>Jit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schim Punropa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sighat</text:p>
          </table:table-cell>
          <table:table-cell table:style-name="ce9" office:value-type="string" calcext:value-type="string">
            <text:p>Arun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sthal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s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al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an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an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a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a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ancheru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aud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halgaon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hamad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hanamthitt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hankot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hard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hardih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hari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hiriyad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hr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hsal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ial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iya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n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nagarh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ratu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tabong Tea Garden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tamundai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tan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tanagere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ti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t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tin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tio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tiveeran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tran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tukko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ul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ul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t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un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uri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vagad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varatty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wa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yal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yyannu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zhug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dan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ddapur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erkankaran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hlad Pur Bangar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how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ndr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nha-de-Franca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nnad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nnaga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nna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aiy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aka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alasseri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amb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anama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avuran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ingathu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inthalmann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iya Negam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iyakodive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iyaku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iyanaicken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iya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iyasem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nampatt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nem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umag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uman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umbaikad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umbavoo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umuc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undu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ungala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ung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ungu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r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th Umr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tham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thanaicken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tla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tlawad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etro Chemical Complex I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hagwar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halaud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haln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halod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halta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haphun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hek</text:p>
          </table:table-cell>
          <table:table-cell table:style-name="ce9" office:value-type="string" calcext:value-type="string">
            <text:p>Nagal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hilla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hulabani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hule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hul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hul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hul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hulwari Sharif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hulwari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hunderdihari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huphkala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husro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chhore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chhore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han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lan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libang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libhi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lkha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lkhuw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llana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mpri Chinchw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naha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narayi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ndwa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njore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palsana Chaudha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parcity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pariy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pariy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pi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pili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plod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plya Mand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praic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p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raw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riyapatn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ro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tapur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tham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thor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ithoragarh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da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karan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lad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lasar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lay Kala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lich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llac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nda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ndar Kanal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ndicherry</text:p>
          </table:table-cell>
          <table:table-cell table:style-name="ce9" office:value-type="string" calcext:value-type="string">
            <text:p>Pondicherry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nman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nnamaravat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nnam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nnani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nne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nn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olamba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olam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oluva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onamallee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oth Kalan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oth Khurd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rband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rompat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rs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rt Blair</text:p>
          </table:table-cell>
          <table:table-cell table:style-name="ce9" office:value-type="string" calcext:value-type="string">
            <text:p>Andaman &amp; Nicobar Islands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r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than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thatturpe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ttore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oway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rantij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ratapgarh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ratap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ratapgarh City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ratapsasan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ratitnaga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rayag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rithvi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roddat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du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dukad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dukko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dukko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dupalaiyam Aghraha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du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du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du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dupattin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dur (S)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duvay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jal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khray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l Pehlad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l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liyank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liy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llampa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lwama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nahan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nalu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nch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ndr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n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n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ngan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njai Thottakuric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njaipug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njaipuliam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ranattukar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ra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rba Taj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rdilnag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ri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rn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rni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rquaz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ruliy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rushottamnag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rusottampu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rw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s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shk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th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thukkad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thunagara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tt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tt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v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zh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zhathi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uzhithivakkam (Ullagaram)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ynthorumkhrah</text:p>
          </table:table-cell>
          <table:table-cell table:style-name="ce9" office:value-type="string" calcext:value-type="string">
            <text:p>Meghalay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Qadian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Qasimpur Power House Colony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Qazigund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Quammruddin Nagar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Quepem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Queula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Quilandy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Quthbullap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.Pudu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.S.Mang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bkavi Banhatt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bupu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daur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dhakun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dhanpu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e Bare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figanj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ghogarh -Vijay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ghudebbat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ghunathchak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ghunathp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ghunath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ghunathpur (PS-Dankuni)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ghunathpur (PS-Magra)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hatgar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himat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hon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hta Pimplas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hur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ich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igachh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iganj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igarh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ikot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ipu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ipur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ipur Ran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irangpu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ise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isinghnag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a Ka Ram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agangapu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ahmundry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akhed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akhe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aldes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a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a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arhat Gopal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asansi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auri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endranaga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gamar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garh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gar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gar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gi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gurunagar (Khed)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kot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mahal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nag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nandgaon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okri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pipl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pur Sonar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pur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samand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ul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jur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 Garh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achandrapur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achandrapur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achandrapuram-Bhel Township )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agund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an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anagaram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anath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anattukar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anayyapet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anujganj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ban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bh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chandra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dass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durg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eswar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eswa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ganj Mand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garh Cantonment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jiban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kol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naga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nag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nagar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naga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nag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nag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ol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pachodavar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pur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pur Baghela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pur Bhawani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pur Karkha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pur Manihar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pur Naiki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pu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pu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pura Phul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purhat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mtek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naghat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na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navav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nbir Singh Pora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nch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ngapar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ngi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ngpo</text:p>
          </table:table-cell>
          <table:table-cell table:style-name="ce9" office:value-type="string" calcext:value-type="string">
            <text:p>Sikki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n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ni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nibenn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niganj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nikhet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nip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nipe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ni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nirbazar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nol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p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shidpur Garh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si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s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sul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tan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tangar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tannag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tanpur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t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ti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tibat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tlam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tlam Rly. Colony (Ratlam Kasba)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tnagir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u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urkel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urkela Industrialship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ve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walsar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watbhat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wats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xaul Baza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y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yachoti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yadurg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yagad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yagi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ybag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ayy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asi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dhakhol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engus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eth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hambal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hl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ht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is Magos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ligara alias Pachhiar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mun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ngali Dam Projectship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nigunt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nukoo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ot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palle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subelpara</text:p>
          </table:table-cell>
          <table:table-cell table:style-name="ce9" office:value-type="string" calcext:value-type="string">
            <text:p>Meghalay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velganj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w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war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wari (Rural)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ichh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ikhabdeo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ishikesh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ish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ish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isia Baz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iso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itho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ly. Settlement Roz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oberts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obertson Pet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oha Ashtam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ohraband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ohru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ohtak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oing</text:p>
          </table:table-cell>
          <table:table-cell table:style-name="ce9" office:value-type="string" calcext:value-type="string">
            <text:p>Arun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on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oorkee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oorkee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osal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oser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oshan Pura alias Dichaon Khurd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udau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uday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udra Prayag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udrapu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udra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udravat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uiy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unji Gautampu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upnaga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u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urki Kasb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ustamnagar Sahas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. Kannan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.A.S. Nagar (Mohali)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.Kodiku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.Na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.T. Power Project Town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balgar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bathu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broom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chin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chin I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d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dalg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dasivpet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da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dat Pur Gujran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daur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d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dr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dulshah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fidon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fi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g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ga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gar Cantt.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gwa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hajad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ha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ha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hara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hars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has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hasw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hatw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haw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hibabad Daulat Pur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hibganj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hjanw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hnewal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hnidih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hpau NP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id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id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idul Ajaib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iha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ilan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ilu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inthal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inth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irang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itual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iyad Raj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khanu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ki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kleshp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kti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lakat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langa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lap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larpur Khad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lay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le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lem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ligao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ligram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lo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lumb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l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mal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malkh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malkot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man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mastip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ma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mba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mbalpu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mbavar Vadaga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mbhal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mbhalka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mbh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mdh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mral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mth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murou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an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a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awad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ch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chore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coale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d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dil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do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d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gamne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gareddy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gari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gat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gli-Miraj &amp; Kupw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god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gol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gr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guem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karamana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karankoi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kar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ka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karnaga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kar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keshwa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khol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krail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oth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quelim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sarp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ti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tokhgarh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tosh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trampu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vordem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o Jose-de-Areal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patgram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ai Aquil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ai Mi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aidhel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aipali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angarh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ang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apak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avanam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bhog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carsamaku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dar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darshah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dha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dulgarh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eng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igam I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il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jamd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kaghat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khej-Okaf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n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p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saw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thebar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upathar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upathar Bengal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rw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saram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saul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sn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st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sv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ta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talkher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tan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tar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thanku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thiyavijayanaga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thuvacha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thyamangal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thyamang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tigachh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tn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trik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ttenapalle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tt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twas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und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undatti-Yellamm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unk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urik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us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van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varkundl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vd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vne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wai Madhopu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wantwad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wari Jawharnag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we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yalg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yan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y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cunderabad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dam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erapall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ev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hore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i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kmai Bazar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mari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mb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mmi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nchoa Gao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ndhw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nthamang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nthara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n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oha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ondh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oni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on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oni Malw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ppa</text:p>
          </table:table-cell>
          <table:table-cell table:style-name="ce9" office:value-type="string" calcext:value-type="string">
            <text:p>Arun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raikel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rampore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rchhip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rilingampalle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r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thi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thiathopp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vilimed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vugam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wa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walkhas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warh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abad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abad ACC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ad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bad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dol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gar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jaha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jaha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kot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p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p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pu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pu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pu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hpu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ja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ktigarh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ktinaga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mchaurasi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mgar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m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ms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ms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nkargar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ankhanag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e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eikhpura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ekhpur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el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enb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endurjan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enko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eoganj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eoha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eo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ergar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erghati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erko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ggaon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kar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karp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koh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llong</text:p>
          </table:table-cell>
          <table:table-cell table:style-name="ce9" office:value-type="string" calcext:value-type="string">
            <text:p>Meghalay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llong Cantt.</text:p>
          </table:table-cell>
          <table:table-cell table:style-name="ce9" office:value-type="string" calcext:value-type="string">
            <text:p>Meghalay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mla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mog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rd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rhatt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rpur-Warwad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r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rwal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shgar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vajinag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vatkar (Nira)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vdas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v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vpur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vraj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ivrinarayan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ohratgar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olavandan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olingana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oling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o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oranu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orap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rigond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riram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rirampur(Rural)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rirangapattan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rivardha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ujal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hupiyan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an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bsagar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ddap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ddha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ddipet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dhau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dh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dhpu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dhpu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dlaghatt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dul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ho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ho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jhu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ju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kander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kander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kand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kandra Rao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kandr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k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khong Sekmai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kk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kkaray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lao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lapathar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lchar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lchar Part-X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ligur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llewad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llo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lvassa</text:p>
          </table:table-cell>
          <table:table-cell table:style-name="ce9" office:value-type="string" calcext:value-type="string">
            <text:p>Dadra &amp; Nagar Havel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mdeg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mg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ml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dg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dhn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d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di Turf Hindnag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dkhed Raj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dr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duri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gahi Bhirau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gampune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gaperumalkoi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gap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garayakond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garv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gn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gol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graul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gtam</text:p>
          </table:table-cell>
          <table:table-cell table:style-name="ce9" office:value-type="string" calcext:value-type="string">
            <text:p>Sikki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g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has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nn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olim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alkopp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as Pur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athu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au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giti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go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hind -Fategarh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k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kal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ma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oh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onj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s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s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sa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sh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s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s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sill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ugaman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ugupp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rumug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saul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swa Baz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tamarhi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tamau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ta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targanj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thayanko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thuraj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uliban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vaganga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vagi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vagi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vakas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vanthi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wan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iwan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bhaganj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corro (Serula)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gariy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hag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hn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jat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jat Road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lan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l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m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meshwa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mpet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mvarpet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namukh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namura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napu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nar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natikir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negaon (Nipani)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nepur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ngadh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nipat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nkatc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npeth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pore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rab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ro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ro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uth Dumdum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ya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oyatkala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ri Hargobindp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ri Madhopu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rikakul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rikalahasti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rikantabat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rimushn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rinagar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rinaga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ringer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rinivasp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riperumbud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riram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riramnaga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riram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risailam <text:s/>Project (RFC) Township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risailamgudem Devasthan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rivaikunt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rivillipu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t.Thomas Mount-cum-Pallava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alkuch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chind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gauli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gnu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hag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jan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janp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kdal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ket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khmalpur Nizam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khral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leeswaran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ltan Pur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ltan Pur Majra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ltanganj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ltanpu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ltan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ltan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ltanpur Lodhi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ly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mbal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merpu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mer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nabed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nam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ndarapandi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ndarapandi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ndargarh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ndarnagar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nderbani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paul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rad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raj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rajkarad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rajpur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ram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rand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rat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rat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rendranagar Dudhrej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rgan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r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riyam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riyaw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ryapet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ryaraopet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sne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uthaliy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wamibag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wamimal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.Kallu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depalligude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dpatri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her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j Pul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khatgar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khatpur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k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l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lai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laj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lbandh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lbeha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lcher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lcher Thermal Power Station Township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legaon Dabhad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le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lgram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likot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liparamb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llapalle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lo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lod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loje Panchn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lwandi Bhai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lwar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lwara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mba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mbaur-cum-Ahmadabad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mluk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nakpu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nd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nd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nd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ngl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nuku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oru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pp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rakeswa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ran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ranag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raor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r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rbh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richarkala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rikere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rn Taran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rsal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s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tarpur Lallu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thavad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t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wang</text:p>
          </table:table-cell>
          <table:table-cell table:style-name="ce9" office:value-type="string" calcext:value-type="string">
            <text:p>Arun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ayilu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eegalapahad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ehri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ekad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ekan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ekari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ekkalakot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elgaon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elhar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eliamura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enali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endu Khed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enkas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ens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entulkul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enu Dam-cum- Kathhar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eontha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erda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etri Baz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ezpur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ezu</text:p>
          </table:table-cell>
          <table:table-cell table:style-name="ce9" office:value-type="string" calcext:value-type="string">
            <text:p>Arun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dikomb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ikkad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kko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kurdwar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kurganj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lainaya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lak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lassery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ltej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maraiku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mmam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na Bhaw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namandi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ndl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n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nesar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ngadh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njav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nthon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ra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ramang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rangamba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athaiyangarpet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edav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enamb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engampud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eni Allinaga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enka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enka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enthamaraiku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enthirupe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enzawl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eog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es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eva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ev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agadurg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ngalnaga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iya Nizamat Kh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karung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kattupall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malayam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mang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mazhis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naga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nageswa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neermal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nindrav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parankund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parapp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por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ppanand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puvan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puvan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thang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thuraipoon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vaiyar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v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vall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va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vankula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var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vattar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venkat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vennaina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verumb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vidaimarud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ruvithankod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sayanvil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ittache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odupuzh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okur-62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ondamu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on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ongkhong Laxmi Bazar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oothukk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orapa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orapa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ottad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otti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otti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oubal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rippunithur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rissu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udiy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umbe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uraiy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uthipatt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huvak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gri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hu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ja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kait Nag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kamgar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k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lda Newr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lh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lpat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marn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mi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ndivan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ndwa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nsukia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pt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a Sujanpur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od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or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thahall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chan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chend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chengode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chirappall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kalukund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kkoyi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makudal-Narsip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mal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nelvel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pa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pa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pati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pati (NMA)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pp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r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su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ttan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vannamal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verkad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vethi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uvottiy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rwa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sr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tabor Town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tagarh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tlagarh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tro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ittak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labung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NPL Pug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odabhim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odaraisingh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od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ohan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ondi Fateh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onk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opa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opchanchi</text:p>
          </table:table-cell>
          <table:table-cell table:style-name="ce9" office:value-type="string" calcext:value-type="string">
            <text:p>Jharkh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orban (Khetri Leikai)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osham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otaladoh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ral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rimbak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rivandru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uensang</text:p>
          </table:table-cell>
          <table:table-cell table:style-name="ce9" office:value-type="string" calcext:value-type="string">
            <text:p>Nagal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ufanganj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ulj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ulsi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umk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ums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undl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undla Kham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undla Rly. Colony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uni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ura</text:p>
          </table:table-cell>
          <table:table-cell table:style-name="ce9" office:value-type="string" calcext:value-type="string">
            <text:p>Meghalay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uruvekere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chan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ch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daipur</text:p>
          </table:table-cell>
          <table:table-cell table:style-name="ce9" office:value-type="string" calcext:value-type="string">
            <text:p>Tripu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daipu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daipu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daipurwat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dala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dalgur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dang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dayar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dgi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dhagamand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dhampur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dm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dpu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dumalaipe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dup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gu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jhan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jha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jjain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ka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kh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klanamandi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kw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lhasnag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llal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luberi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lundurpe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marg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mari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markhe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markote</text:p>
          </table:table-cell>
          <table:table-cell table:style-name="ce9" office:value-type="string" calcext:value-type="string">
            <text:p>Oriss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marsar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mbar Pada Nandade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mbergaon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mbergaon I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mrangso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mre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mreth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mr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mri Kal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mri Pragane Bal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n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na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ncha Siwana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nchaha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nchehar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nhel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niara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njala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njh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nnamalaikad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nnao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plet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ppal Kalan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pper Sileru Project Site Camp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pper Tadong</text:p>
          </table:table-cell>
          <table:table-cell table:style-name="ce9" office:value-type="string" calcext:value-type="string">
            <text:p>Sikki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ppidamang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ppili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ra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ran Islam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rap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ravakond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ri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rla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rmar Tand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saw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sehat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silam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ekhol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hama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hanga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hayend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hiramer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hukko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hukul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ran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raul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tar Bagdog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tar Durga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tar Goara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tar Kalas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tar Kamakhyagur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tar Krishnapur Part-I</text:p>
          </table:table-cell>
          <table:table-cell table:style-name="ce9" office:value-type="string" calcext:value-type="string">
            <text:p>Ass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tar Latabari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tar Mahammad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tar Pir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tar Raypur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tarahall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tarkashi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ttarpara Kotrung</text:p>
          </table:table-cell>
          <table:table-cell table:style-name="ce9" office:value-type="string" calcext:value-type="string">
            <text:p>West Beng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. Pud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d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dakar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dakarai Keezhpadug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dakkananda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dakkuvalliy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d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damadu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davall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d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dgaon Kasb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di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di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dnag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dodar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duga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duga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ghodia I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ij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iko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irengte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itheeswarankoi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langaiman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lapattana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lasarav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lavan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llabh Vidhyanag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llachir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l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lpa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lpoi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lsa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lsad I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lvaithankosht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nasthali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navas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nd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ndavas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ndiy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nipu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niyamba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nthal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nvadi (Sadashivgad)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paral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pi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pi I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radarajanpett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ram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ranas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ranasi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rappuzh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rca</text:p>
          </table:table-cell>
          <table:table-cell table:style-name="ce9" office:value-type="string" calcext:value-type="string">
            <text:p>Go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rkal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rtej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sa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santnag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shin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sna Borsad I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stral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strapu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sudevana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thirairupp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zhakkala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zhapa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dapatt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daran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dasand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eragan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eraker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erakkalpud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erapan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erapan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erapan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erappanchat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eravanal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erbhadra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hicle Fac. Jabalpur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jalpu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lampalay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lankann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llakina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llakoil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lla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llimal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llore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llottamparappu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l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ngampud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nga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ngurl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nkara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nkatagiri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nkatapur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nmanad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nnan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pagunt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ppath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raval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rkilamb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tapale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ttaikaranpud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ettav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carabad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disha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dyavih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jaigarh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jainag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jainag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jalpo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japu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jay Pur</text:p>
          </table:table-cell>
          <table:table-cell table:style-name="ce9" office:value-type="string" calcext:value-type="string">
            <text:p>Jammu &amp; Kashmi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jayapur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jayapu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jayapuri (North)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jayawad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jayraghavgarh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kasnagar</text:p>
          </table:table-cell>
          <table:table-cell table:style-name="ce9" office:value-type="string" calcext:value-type="string">
            <text:p>Uttaranch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kramasinga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kravan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langud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lankurich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lapakk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lathiku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lavu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lliappally</text:p>
          </table:table-cell>
          <table:table-cell table:style-name="ce9" office:value-type="string" calcext:value-type="string">
            <text:p>Keral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llukur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lup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nukond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rajpet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ramgam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ra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ratnaga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rudhachal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rudhunagar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rupakshipur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sakhapatn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savad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shrampur</text:p>
          </table:table-cell>
          <table:table-cell table:style-name="ce9" office:value-type="string" calcext:value-type="string">
            <text:p>Chhattisgar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snaga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swanatham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t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tthal Udyognagar IN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zianagaram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rindavan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yara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dgaon Roa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dhwan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di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d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di ACC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ghapur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jegaon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lajabad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lajapet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lan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liv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nadongr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naparthi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ngjing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ngoi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ni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nkaner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ra Seoni</text:p>
          </table:table-cell>
          <table:table-cell table:style-name="ce9" office:value-type="string" calcext:value-type="string">
            <text:p>Madhy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rangal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rdh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rha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risaliganj</text:p>
          </table:table-cell>
          <table:table-cell table:style-name="ce9" office:value-type="string" calcext:value-type="string">
            <text:p>Biha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ror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rud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shim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azirganj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eir</text:p>
          </table:table-cell>
          <table:table-cell table:style-name="ce9" office:value-type="string" calcext:value-type="string">
            <text:p>Rajasth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ellington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illiamnagar</text:p>
          </table:table-cell>
          <table:table-cell table:style-name="ce9" office:value-type="string" calcext:value-type="string">
            <text:p>Meghalay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Wokha</text:p>
          </table:table-cell>
          <table:table-cell table:style-name="ce9" office:value-type="string" calcext:value-type="string">
            <text:p>Nagalan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Yadagirigutt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Yadgi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Yairipok</text:p>
          </table:table-cell>
          <table:table-cell table:style-name="ce9" office:value-type="string" calcext:value-type="string">
            <text:p>Manipu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Yamunanagar</text:p>
          </table:table-cell>
          <table:table-cell table:style-name="ce9" office:value-type="string" calcext:value-type="string">
            <text:p>Haryan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Yanam</text:p>
          </table:table-cell>
          <table:table-cell table:style-name="ce9" office:value-type="string" calcext:value-type="string">
            <text:p>Pondicherry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Yavatmal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Yawal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Yelahank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Yeland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Yelbarga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Yellandu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Yellapur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Yemmiganur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Yenagudde</text:p>
          </table:table-cell>
          <table:table-cell table:style-name="ce9" office:value-type="string" calcext:value-type="string">
            <text:p>Karnatak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Yerkhed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Yerraguntla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Yevla</text:p>
          </table:table-cell>
          <table:table-cell table:style-name="ce9" office:value-type="string" calcext:value-type="string">
            <text:p>Maharash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Yol</text:p>
          </table:table-cell>
          <table:table-cell table:style-name="ce9" office:value-type="string" calcext:value-type="string">
            <text:p>Him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Zahirabad</text:p>
          </table:table-cell>
          <table:table-cell table:style-name="ce9" office:value-type="string" calcext:value-type="string">
            <text:p>Andhra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Zaidpur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Zalod</text:p>
          </table:table-cell>
          <table:table-cell table:style-name="ce9" office:value-type="string" calcext:value-type="string">
            <text:p>Gujara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Zamania</text:p>
          </table:table-cell>
          <table:table-cell table:style-name="ce9" office:value-type="string" calcext:value-type="string">
            <text:p>Uttar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Zamin Uthukuli</text:p>
          </table:table-cell>
          <table:table-cell table:style-name="ce9" office:value-type="string" calcext:value-type="string">
            <text:p>Tamil Nadu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Zawlnuam</text:p>
          </table:table-cell>
          <table:table-cell table:style-name="ce9" office:value-type="string" calcext:value-type="string">
            <text:p>Mizoram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Ziauddin Pur</text:p>
          </table:table-cell>
          <table:table-cell table:style-name="ce9" office:value-type="string" calcext:value-type="string">
            <text:p>Delhi *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Zira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Zirakpur</text:p>
          </table:table-cell>
          <table:table-cell table:style-name="ce9" office:value-type="string" calcext:value-type="string">
            <text:p>Punjab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Ziro</text:p>
          </table:table-cell>
          <table:table-cell table:style-name="ce9" office:value-type="string" calcext:value-type="string">
            <text:p>Arunachal Pradesh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Zunheboto</text:p>
          </table:table-cell>
          <table:table-cell table:style-name="ce9" office:value-type="string" calcext:value-type="string">
            <text:p>Nagaland</text:p>
          </table:table-cell>
          <table:table-cell table:number-columns-repeated="1017"/>
        </table:table-row>
        <table:table-row table:style-name="ro3">
          <table:table-cell table:number-columns-repeated="1019"/>
        </table:table-row>
        <table:table-row table:style-name="ro3"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6" office:value-type="string" calcext:value-type="string">
            <text:p>Abbreviations Used:</text:p>
          </table:table-cell>
          <table:table-cell table:number-columns-repeated="1018"/>
        </table:table-row>
        <table:table-row table:style-name="ro3"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2" table:number-rows-spanned="1">
            <text:p>The expanded abbreviations of Urban status of cities/towns used in column 3 is given below :-</text:p>
          </table:table-cell>
          <table:covered-table-cell table:style-name="ce10"/>
          <table:table-cell table:number-columns-repeated="1017"/>
        </table:table-row>
        <table:table-row table:style-name="ro4">
          <table:table-cell table:style-name="ce8"/>
          <table:table-cell table:number-columns-repeated="1018"/>
        </table:table-row>
        <table:table-row table:style-name="ro4">
          <table:table-cell table:style-name="ce8" office:value-type="string" calcext:value-type="string">
            <text:p>C.B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C.M.C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C.T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E.O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G.P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I.N.A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I.T.S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M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M.B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M.C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M.Cl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M.Corp.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N.A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N.A.C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N.P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N.T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N.T.A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S.T.C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T.C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T.M.C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T.P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T.S</text:p>
          </table:table-cell>
          <table:table-cell table:number-columns-repeated="1018"/>
        </table:table-row>
        <table:table-row table:style-name="ro3" table:number-rows-repeated="1043383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Yes</number:text>
    </number:number-style>
    <number:number-style style:name="N129P1" style:volatile="true">
      <number:text>Yes</number:text>
    </number:number-style>
    <number:number-style style:name="N129">
      <number:text>N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True</number:text>
    </number:number-style>
    <number:number-style style:name="N130P1" style:volatile="true">
      <number:text>True</number:text>
    </number:number-style>
    <number:number-style style:name="N130">
      <number:text>False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On</number:text>
    </number:number-style>
    <number:number-style style:name="N131P1" style:volatile="true">
      <number:text>On</number:text>
    </number:number-style>
    <number:number-style style:name="N131">
      <number:text>Off</number:text>
      <style:map style:condition="value()&gt;0" style:apply-style-name="N131P0"/>
      <style:map style:condition="value()&lt;0" style:apply-style-name="N131P1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2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.K.Kaushal</meta:initial-creator>
    <meta:creation-date>2001-10-10T14:28:44</meta:creation-date>
    <dc:date>2021-04-02T14:57:30.263719831</dc:date>
    <meta:editing-duration>PT1H29M18S</meta:editing-duration>
    <meta:editing-cycles>5</meta:editing-cycles>
    <meta:generator>LibreOffice/6.4.6.2$Linux_X86_64 LibreOffice_project/40$Build-2</meta:generator>
    <meta:document-statistic meta:table-count="1" meta:cell-count="10348" meta:object-count="0"/>
  </office:meta>
</office:document-meta>
</file>